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lArabiya" svg:font-family="AlArabiya" style:font-pitch="variable"/>
    <style:font-face style:name="Amiri Quran Colored" svg:font-family="'Amiri Quran Colored'" style:font-pitch="variable"/>
    <style:font-face style:name="Haramain" svg:font-family="Hara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4723b" officeooo:paragraph-rsid="0014723b" style:font-size-asian="40pt" style:font-size-complex="40pt"/>
    </style:style>
    <style:style style:name="P3" style:family="paragraph" style:parent-style-name="Standard" style:list-style-name="L3">
      <style:paragraph-properties fo:text-align="center" style:justify-single-word="false"/>
      <style:text-properties fo:font-size="28pt" officeooo:rsid="0012696e" officeooo:paragraph-rsid="0012696e" style:font-size-asian="24.5pt" style:font-name-complex="Amiri Quran Colored" style:font-size-complex="28pt"/>
    </style:style>
    <style:style style:name="P4" style:family="paragraph" style:parent-style-name="Standard" style:list-style-name="L4">
      <style:paragraph-properties fo:text-align="center" style:justify-single-word="false"/>
      <style:text-properties officeooo:paragraph-rsid="001343b2"/>
    </style:style>
    <style:style style:name="P5" style:family="paragraph" style:parent-style-name="Standard">
      <style:paragraph-properties fo:text-align="center" style:justify-single-word="false"/>
      <style:text-properties officeooo:paragraph-rsid="001343b2"/>
    </style:style>
    <style:style style:name="P6" style:family="paragraph" style:parent-style-name="Standard">
      <style:paragraph-properties fo:text-align="center" style:justify-single-word="false"/>
      <style:text-properties officeooo:rsid="001343b2" officeooo:paragraph-rsid="001343b2"/>
    </style:style>
    <style:style style:name="T1" style:family="text">
      <style:text-properties fo:font-size="28pt" style:font-size-asian="24.5pt" style:font-name-complex="Amiri Quran Colored" style:font-size-complex="28pt"/>
    </style:style>
    <style:style style:name="T2" style:family="text">
      <style:text-properties fo:font-size="28pt" officeooo:rsid="0012696e" style:font-size-asian="24.5pt" style:font-name-complex="Amiri Quran Colored" style:font-size-complex="2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-team </text:p>
      <text:p text:style-name="P1"/>
      <text:list xml:id="list1154484379" text:style-name="L3">
        <text:list-item>
          <text:p text:style-name="P3">منى عيد عبدالمنعم محمد</text:p>
        </text:list-item>
        <text:list-item>
          <text:p text:style-name="P3">كريمة احمد</text:p>
        </text:list-item>
      </text:list>
      <text:list xml:id="list1952960400" text:style-name="L4">
        <text:list-item>
          <text:p text:style-name="P4"><text:span text:style-name="T2">فاطمة الزهراء سمير</text:span></text:p>
        </text:list-item>
      </text:list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2">s</text:span><text:span text:style-name="T1">upervisor</text:span></text:p>
      <text:p text:style-name="P6"><text:span text:style-name="T1">م/آية جبريل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lArabiya" svg:font-family="AlArabiya" style:font-pitch="variable"/>
    <style:font-face style:name="Amiri Quran Colored" svg:font-family="'Amiri Quran Colored'" style:font-pitch="variable"/>
    <style:font-face style:name="Haramain" svg:font-family="Hara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2:11:33.577514705</meta:creation-date>
    <dc:date>2020-01-01T12:47:29.408243365</dc:date>
    <meta:editing-duration>PT15M3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6" meta:character-count="84" meta:non-whitespace-character-count="76"/>
  </office:meta>
</office:document-meta>
</file>